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04208" calcext:value-type="float">
            <text:p>169.3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33648" calcext:value-type="float">
            <text:p>168.6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17568" calcext:value-type="float">
            <text:p>169.5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55568" calcext:value-type="float">
            <text:p>168.7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69968" calcext:value-type="float">
            <text:p>169.6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09008" calcext:value-type="float">
            <text:p>169.6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47008" calcext:value-type="float">
            <text:p>168.8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69968" calcext:value-type="float">
            <text:p>169.6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95648" calcext:value-type="float">
            <text:p>169.3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07968" calcext:value-type="float">
            <text:p>168.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42208" calcext:value-type="float">
            <text:p>168.5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54528" calcext:value-type="float">
            <text:p>168.0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98368" calcext:value-type="float">
            <text:p>168.2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20288" calcext:value-type="float">
            <text:p>168.4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93568" calcext:value-type="float">
            <text:p>167.9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29888" calcext:value-type="float">
            <text:p>169.0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218608" calcext:value-type="float">
            <text:p>170.2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52848" calcext:value-type="float">
            <text:p>169.8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09008" calcext:value-type="float">
            <text:p>169.6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5648" calcext:value-type="float">
            <text:p>169.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43248" calcext:value-type="float">
            <text:p>169.2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09008" calcext:value-type="float">
            <text:p>169.6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20288" calcext:value-type="float">
            <text:p>168.4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72688" calcext:value-type="float">
            <text:p>168.5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28848" calcext:value-type="float">
            <text:p>168.3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72688" calcext:value-type="float">
            <text:p>168.5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68928" calcext:value-type="float">
            <text:p>168.9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07968" calcext:value-type="float">
            <text:p>168.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95648" calcext:value-type="float">
            <text:p>169.3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13808" calcext:value-type="float">
            <text:p>169.9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39488" calcext:value-type="float">
            <text:p>169.6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39488" calcext:value-type="float">
            <text:p>169.6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56608" calcext:value-type="float">
            <text:p>169.4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91888" calcext:value-type="float">
            <text:p>169.7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1744" calcext:value-type="float">
            <text:p>170.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8592" calcext:value-type="float">
            <text:p>169.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3352" calcext:value-type="float">
            <text:p>169.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7632" calcext:value-type="float">
            <text:p>168.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4688" calcext:value-type="float">
            <text:p>169.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64" calcext:value-type="float">
            <text:p>169.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0576" calcext:value-type="float">
            <text:p>168.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9928" calcext:value-type="float">
            <text:p>169.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6504" calcext:value-type="float">
            <text:p>169.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9552" calcext:value-type="float">
            <text:p>169.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29176" calcext:value-type="float">
            <text:p>170.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4208" calcext:value-type="float">
            <text:p>169.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1744" calcext:value-type="float">
            <text:p>170.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736" calcext:value-type="float">
            <text:p>169.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3352" calcext:value-type="float">
            <text:p>169.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7528" calcext:value-type="float">
            <text:p>167.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3352" calcext:value-type="float">
            <text:p>169.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26128" calcext:value-type="float">
            <text:p>170.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2224" calcext:value-type="float">
            <text:p>170.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41368" calcext:value-type="float">
            <text:p>170.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44416" calcext:value-type="float">
            <text:p>170.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9656" calcext:value-type="float">
            <text:p>170.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4594" calcext:value-type="float">
            <text:p>170.4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5648" calcext:value-type="float">
            <text:p>169.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3268" calcext:value-type="float">
            <text:p>170.0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9072" calcext:value-type="float">
            <text:p>169.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0408" calcext:value-type="float">
            <text:p>169.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4312" calcext:value-type="float">
            <text:p>169.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9552" calcext:value-type="float">
            <text:p>169.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16984" calcext:value-type="float">
            <text:p>170.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10888" calcext:value-type="float">
            <text:p>170.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784" calcext:value-type="float">
            <text:p>170.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26" calcext:value-type="float">
            <text:p>169.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832" calcext:value-type="float">
            <text:p>170.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26128" calcext:value-type="float">
            <text:p>170.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44416" calcext:value-type="float">
            <text:p>170.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1264" calcext:value-type="float">
            <text:p>169.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116" calcext:value-type="float">
            <text:p>169.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9448" calcext:value-type="float">
            <text:p>169.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496" calcext:value-type="float">
            <text:p>168.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3144" calcext:value-type="float">
            <text:p>167.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5712" calcext:value-type="float">
            <text:p>167.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27424" calcext:value-type="float">
            <text:p>167.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24376" calcext:value-type="float">
            <text:p>167.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3624" calcext:value-type="float">
            <text:p>168.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4" calcext:value-type="float">
            <text:p>167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1792" calcext:value-type="float">
            <text:p>158.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5608" calcext:value-type="float">
            <text:p>166.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1288" calcext:value-type="float">
            <text:p>164.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4712" calcext:value-type="float">
            <text:p>163.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264" calcext:value-type="float">
            <text:p>162.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51352" calcext:value-type="float">
            <text:p>161.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96488" calcext:value-type="float">
            <text:p>160.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5696" calcext:value-type="float">
            <text:p>158.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64256" calcext:value-type="float">
            <text:p>157.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734" calcext:value-type="float">
            <text:p>157.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15488" calcext:value-type="float">
            <text:p>157.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7576" calcext:value-type="float">
            <text:p>156.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6136" calcext:value-type="float">
            <text:p>155.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3464" calcext:value-type="float">
            <text:p>155.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1984" calcext:value-type="float">
            <text:p>151.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64" calcext:value-type="float">
            <text:p>150.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6536" calcext:value-type="float">
            <text:p>149.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6056" calcext:value-type="float">
            <text:p>149.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428" calcext:value-type="float">
            <text:p>151.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6848" calcext:value-type="float">
            <text:p>151.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996" calcext:value-type="float">
            <text:p>149.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5576" calcext:value-type="float">
            <text:p>148.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9376" calcext:value-type="float">
            <text:p>148.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0504" calcext:value-type="float">
            <text:p>147.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4032" calcext:value-type="float">
            <text:p>147.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5744" calcext:value-type="float">
            <text:p>147.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612" calcext:value-type="float">
            <text:p>146.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6976" calcext:value-type="float">
            <text:p>146.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564" calcext:value-type="float">
            <text:p>146.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2968" calcext:value-type="float">
            <text:p>146.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7728" calcext:value-type="float">
            <text:p>145.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8104" calcext:value-type="float">
            <text:p>145.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2008" calcext:value-type="float">
            <text:p>145.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664" calcext:value-type="float">
            <text:p>140.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2" meta:object-count="0"/>
    <meta:user-defined meta:name="AppVersion">3.0</meta:user-defined>
  </office:meta>
</office:document-meta>
</file>